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1e6e" officeooo:paragraph-rsid="00191e6e"/>
    </style:style>
    <style:style style:name="P2" style:family="paragraph" style:parent-style-name="Standard">
      <style:text-properties officeooo:rsid="00193970" officeooo:paragraph-rsid="00193970"/>
    </style:style>
    <style:style style:name="P3" style:family="paragraph" style:parent-style-name="Standard">
      <style:text-properties officeooo:rsid="001c64c2" officeooo:paragraph-rsid="001c64c2"/>
    </style:style>
    <style:style style:name="P4" style:family="paragraph" style:parent-style-name="Standard">
      <style:text-properties officeooo:rsid="00191e6e" officeooo:paragraph-rsid="00191e6e"/>
    </style:style>
    <style:style style:name="T1" style:family="text">
      <style:text-properties officeooo:rsid="001c64c2"/>
    </style:style>
    <style:style style:name="T2" style:family="text">
      <style:text-properties officeooo:rsid="001e4b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igos:</text:p>
      <text:p text:style-name="P1"><text:a xlink:type="simple" xlink:href="https://journalofbigdata.springeropen.com/articles/10.1186/s40537-020-00333-6#Sec18" text:style-name="Internet_20_link" text:visited-style-name="Visited_20_Internet_20_Link">https://journalofbigdata.springeropen.com/articles/10.1186/s40537-020-00333-6#Sec18</text:a></text:p>
      <text:p text:style-name="P1"/>
      <text:p text:style-name="P1"><text:a xlink:type="simple" xlink:href="https://escholarship.org/uc/item/0cp1x8th" text:style-name="Internet_20_link" text:visited-style-name="Visited_20_Internet_20_Link">https://escholarship.org/uc/item/0cp1x8th</text:a></text:p>
      <text:p text:style-name="P1"/>
      <text:p text:style-name="P1"><text:a xlink:type="simple" xlink:href="https://damoracapital.com/wp-content/uploads/2021/04/deep-learning-for-the-prediction-of-stockmarket-trends.pdf" text:style-name="Internet_20_link" text:visited-style-name="Visited_20_Internet_20_Link">https://damoracapital.com/wp-content/uploads/2021/04/deep-learning-for-the-prediction-of-stockmarket-trends.pdf</text:a> (artigo muito bom)</text:p>
      <text:p text:style-name="P1"/>
      <text:p text:style-name="P1"><text:a xlink:type="simple" xlink:href="https://arxiv.org/pdf/2009.08510.pdf" text:style-name="Internet_20_link" text:visited-style-name="Visited_20_Internet_20_Link">https://arxiv.org/pdf/2009.08510.pdf</text:a></text:p>
      <text:p text:style-name="P1"/>
      <text:p text:style-name="P1"><text:a xlink:type="simple" xlink:href="https://papers.ssrn.com/sol3/papers.cfm?abstract_id=4183576" text:style-name="Internet_20_link" text:visited-style-name="Visited_20_Internet_20_Link">https://papers.ssrn.com/sol3/papers.cfm?abstract_id=4183576</text:a> (artigo muito bom)</text:p>
      <text:p text:style-name="P1"/>
      <text:p text:style-name="P1"><text:a xlink:type="simple" xlink:href="https://ieeexplore.ieee.org/stamp/stamp.jsp?tp=&amp;arnumber=9220868" text:style-name="Internet_20_link" text:visited-style-name="Visited_20_Internet_20_Link">https://ieeexplore.ieee.org/stamp/stamp.jsp?tp=&amp;arnumber=9220868</text:a> (prever ações utilizando indicadores técnicos)</text:p>
      <text:p text:style-name="P1"/>
      <text:p text:style-name="P1"><text:a xlink:type="simple" xlink:href="https://bdm.unb.br/bitstream/10483/29200/1/2019_MatheusDeAndradeLimaPaulino_tcc.pdf" text:style-name="Internet_20_link" text:visited-style-name="Visited_20_Internet_20_Link">https://bdm.unb.br/bitstream/10483/29200/1/2019_MatheusDeAndradeLimaPaulino_tcc.pdf</text:a> <text:span text:style-name="T1">(um tcc, não é o melhor artigo mas vale a pena ler)</text:span></text:p>
      <text:p text:style-name="P1"/>
      <text:p text:style-name="P1"><text:a xlink:type="simple" xlink:href="https://papers.ssrn.com/sol3/papers.cfm?abstract_id=4183576" text:style-name="Internet_20_link" text:visited-style-name="Visited_20_Internet_20_Link">https://papers.ssrn.com/sol3/papers.cfm?abstract_id=4183576</text:a> <text:s/>-</text:p>
      <text:p text:style-name="P1"/>
      <text:p text:style-name="P1"><text:a xlink:type="simple" xlink:href="https://deliverypdf.ssrn.com/delivery.php?ID=145065017119112026107117020073005027040078002074040050125036033103107006117066010116028123030090105013064071114011005002079127090085049018123070081106087075006090004091075085065022076103007009005097007040032027100098004083123126108090117023096008007072025093105074121120086092025117003&amp;EXT=pdf&amp;INDEX=TRUE" text:style-name="Internet_20_link" text:visited-style-name="Visited_20_Internet_20_Link">https://deliverypdf.ssrn.com/delivery.php?ID=145065017119112026107117020073005027040078002074040050125036033103107006117066010116028123030090105013064071114011005002079127090085049018123070081106087075006090004091075085065022076103007009005097007040032027100098004083123126108090117023096008007072025093105074121120086092025117003&amp;EXT=pdf&amp;INDEX=TRUE</text:a></text:p>
      <text:p text:style-name="P1"/>
      <text:p text:style-name="P1"/>
      <text:p text:style-name="P1"><text:a xlink:type="simple" xlink:href="https://papers.ssrn.com/sol3/papers.cfm?abstract_id=3673874" text:style-name="Internet_20_link" text:visited-style-name="Visited_20_Internet_20_Link">https://papers.ssrn.com/sol3/papers.cfm?abstract_id=3673874</text:a> -</text:p>
      <text:p text:style-name="P1"/>
      <text:p text:style-name="P1"><text:a xlink:type="simple" xlink:href="https://deliverypdf.ssrn.com/delivery.php?ID=344118088088082071102021011002102065020088069085027026127090028120105098117117098073029114036013107061038027004009008070111117024069091048041113082116093015028018107007053021074088103089095002089114009096087116104096125097073068069095114022027092096001&amp;EXT=pdf&amp;INDEX=TRUE" text:style-name="Internet_20_link" text:visited-style-name="Visited_20_Internet_20_Link">https://deliverypdf.ssrn.com/delivery.php?ID=344118088088082071102021011002102065020088069085027026127090028120105098117117098073029114036013107061038027004009008070111117024069091048041113082116093015028018107007053021074088103089095002089114009096087116104096125097073068069095114022027092096001&amp;EXT=pdf&amp;INDEX=TRUE</text:a> </text:p>
      <text:p text:style-name="P1"/>
      <text:p text:style-name="P1"/>
      <text:p text:style-name="P1">Tutoriais:</text:p>
      <text:p text:style-name="P1"><text:a xlink:type="simple" xlink:href="https://machinelearningmastery.com/how-to-improve-deep-learning-model-robustness-by-adding-noise/" text:style-name="Internet_20_link" text:visited-style-name="Visited_20_Internet_20_Link">https://machinelearningmastery.com/how-to-improve-deep-learning-model-robustness-by-adding-noise/</text:a> (implementar o gaussian noise layer nos modelos de i.a)</text:p>
      <text:p text:style-name="P1"/>
      <text:p text:style-name="P1"><text:a xlink:type="simple" xlink:href="https://pub.towardsai.net/predict-the-stock-trend-using-deep-learning-5a4b7df1d152" text:style-name="Internet_20_link" text:visited-style-name="Visited_20_Internet_20_Link">https://pub.towardsai.net/predict-the-stock-trend-using-deep-learning-5a4b7df1d152</text:a> (prever tendências, vale o teste mas sem muita esperança que funcione bem)</text:p>
      <text:p text:style-name="P1"/>
      <text:p text:style-name="P1"><text:a xlink:type="simple" xlink:href="https://towardsdatascience.com/batch-normalization-in-practice-an-example-with-keras-and-tensorflow-2-0-b1ec28bde96f" text:style-name="Internet_20_link" text:visited-style-name="Visited_20_Internet_20_Link">https://towardsdatascience.com/batch-normalization-in-practice-an-example-with-keras-and-tensorflow-2-0-b1ec28bde96f</text:a> (implementar a camada batch normalization com o Keras)</text:p>
      <text:p text:style-name="P1"/>
      <text:p text:style-name="P1"><text:a xlink:type="simple" xlink:href="https://machinelearningmastery.com/how-to-develop-convolutional-neural-network-models-for-time-series-forecasting/" text:style-name="Internet_20_link" text:visited-style-name="Visited_20_Internet_20_Link">https://machinelearningmastery.com/how-to-develop-convolutional-neural-network-models-for-time-series-forecasting/</text:a> </text:p>
      <text:p text:style-name="P1"/>
      <text:p text:style-name="P1"/>
      <text:p text:style-name="P1">Projetos:</text:p>
      <text:p text:style-name="P1"><text:a xlink:type="simple" xlink:href="https://github.com/manganganath/stock_price_trend_fft/blob/master/fourier_analysis.ipynb" text:style-name="Internet_20_link" text:visited-style-name="Visited_20_Internet_20_Link"><text:soft-page-break/>https://github.com/manganganath/stock_price_trend_fft/blob/master/fourier_analysis.ipynb</text:a> (suavizar valores com o método fft)</text:p>
      <text:p text:style-name="P1"/>
      <text:p text:style-name="P1"><text:a xlink:type="simple" xlink:href="https://github.com/mhsmathew/Stock-Market-Analysis" text:style-name="Internet_20_link" text:visited-style-name="Visited_20_Internet_20_Link">https://github.com/mhsmathew/Stock-Market-Analysis</text:a> (não sei o que faz mas parece ser algo interessante)</text:p>
      <text:p text:style-name="P1"/>
      <text:p text:style-name="P1"/>
      <text:p text:style-name="P2">Bibliotecas:</text:p>
      <text:p text:style-name="P2"><text:a xlink:type="simple" xlink:href="https://pypi.org/project/trend-classifier/" text:style-name="Internet_20_link" text:visited-style-name="Visited_20_Internet_20_Link">https://pypi.org/project/trend-classifier/</text:a></text:p>
      <text:p text:style-name="P2"/>
      <text:p text:style-name="P2"><text:a xlink:type="simple" xlink:href="https://pypi.org/project/pytrend/" text:style-name="Internet_20_link" text:visited-style-name="Visited_20_Internet_20_Link">https://pypi.org/project/pytrend/</text:a></text:p>
      <text:p text:style-name="P2"/>
      <text:p text:style-name="P2"><text:a xlink:type="simple" xlink:href="https://pypi.org/project/pytrendseries/" text:style-name="Internet_20_link" text:visited-style-name="Visited_20_Internet_20_Link">https://pypi.org/project/pytrendseries/</text:a></text:p>
      <text:p text:style-name="P2"/>
      <text:p text:style-name="P2"><text:a xlink:type="simple" xlink:href="https://pypi.org/project/Pandas-Market-Predictor/" text:style-name="Internet_20_link" text:visited-style-name="Visited_20_Internet_20_Link">https://pypi.org/project/Pandas-Market-Predictor/</text:a></text:p>
      <text:p text:style-name="P2"/>
      <text:p text:style-name="P2"><text:a xlink:type="simple" xlink:href="https://pypi.org/project/trendet/" text:style-name="Internet_20_link" text:visited-style-name="Visited_20_Internet_20_Link">https://pypi.org/project/trendet/</text:a> </text:p>
      <text:p text:style-name="P3"/>
      <text:p text:style-name="P3"/>
      <text:p text:style-name="P3">Sites:</text:p>
      <text:p text:style-name="P3"><text:a xlink:type="simple" xlink:href="https://www.analyticsvidhya.com/blog/2022/05/5-python-libraries-for-time-series-analysis/" text:style-name="Internet_20_link" text:visited-style-name="Visited_20_Internet_20_Link">https://www.analyticsvidhya.com/blog/2022/05/5-python-libraries-for-time-series-analysis/</text:a> (bibliotecas para análise de tendências)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4T08:10:03.633000000</meta:creation-date>
    <dc:date>2023-02-04T15:26:33.348000000</dc:date>
    <meta:editing-duration>PT3H22M13S</meta:editing-duration>
    <meta:editing-cycles>8</meta:editing-cycles>
    <meta:generator>LibreOffice/7.4.0.3$Windows_X86_64 LibreOffice_project/f85e47c08ddd19c015c0114a68350214f7066f5a</meta:generator>
    <meta:document-statistic meta:table-count="0" meta:image-count="0" meta:object-count="0" meta:page-count="2" meta:paragraph-count="28" meta:word-count="103" meta:character-count="2598" meta:non-whitespace-character-count="2519"/>
  </office:meta>
</office:document-meta>
</file>